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style>
    <style:style style:name="P2" style:family="paragraph" style:parent-style-name="Standard">
      <style:text-properties fo:font-weight="bold" style:font-weight-asian="bold"/>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5in" fo:margin-right="0in" fo:text-indent="0in" style:auto-text-indent="false"/>
    </style:style>
    <style:style style:name="P7" style:family="paragraph" style:parent-style-name="Standard" style:master-page-name="Standard">
      <style:paragraph-properties style:page-number="1"/>
    </style:style>
    <style:style style:name="T1" style:family="text">
      <style:text-properties fo:font-size="13pt" fo:font-weight="bold" style:font-size-asian="13pt" style:font-weight-asian="bold" style:font-size-complex="13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a)</text:span> <text:span text:style-name="T1">Parameters for Calculating Maximum Angle of Inclination</text:span></text:p>
      <text:p text:style-name="P1"/>
      <text:p text:style-name="Standard">The maximum angle of inclination​ that a TWSBR can tolerate depends on several parameters:</text:p>
      <text:p text:style-name="Standard"/>
      <text:list xml:id="list3597170653" text:style-name="WWNum2">
        <text:list-item>
          <text:p text:style-name="P3"><text:span text:style-name="T2">Wheel size and base width</text:span> where larger wheels and wider bases provide more stability, reducing the risk of tipping over.</text:p>
        </text:list-item>
      </text:list>
      <text:p text:style-name="P5"/>
      <text:list xml:id="list63646917985482" text:continue-numbering="true" text:style-name="WWNum2">
        <text:list-item>
          <text:p text:style-name="P3"><text:span text:style-name="T2">Centre of mass position</text:span> where the placement of the robot's components affects its stability. Lowering the centre of mass increases stability.</text:p>
        </text:list-item>
      </text:list>
      <text:p text:style-name="P5"/>
      <text:list xml:id="list63647992304344" text:continue-numbering="true" text:style-name="WWNum2">
        <text:list-item>
          <text:p text:style-name="P3"><text:span text:style-name="T2">Motor power and torque</text:span> where stronger motors can correct deviations from the vertical more effectively, allowing for a higher permissible angle.</text:p>
        </text:list-item>
      </text:list>
      <text:p text:style-name="P6"/>
      <text:list xml:id="list63647353010512" text:continue-numbering="true" text:style-name="WWNum2">
        <text:list-item>
          <text:p text:style-name="P3"><text:span text:style-name="T2">Sensor accuracy and responsiveness</text:span> where gyroscopes and accelerometers must accurately detect tilt for the robot to maintain balance.</text:p>
        </text:list-item>
      </text:list>
      <text:p text:style-name="P6"/>
      <text:list xml:id="list63646301594158" text:continue-numbering="true" text:style-name="WWNum2">
        <text:list-item>
          <text:p text:style-name="P3"><text:span text:style-name="T2">Control algorithm</text:span> where the effectiveness of the control system in adjusting motor speeds in response to tilt determines the maximum achievable angle.</text:p>
        </text:list-item>
      </text:list>
      <text:p text:style-name="Standard"><text:s/></text:p>
      <text:p text:style-name="Standard"/>
      <text:p text:style-name="Standard"><text:span text:style-name="T1">b) Core concept of the Two wheeled self-balancing robots (TWSBR)</text:span></text:p>
      <text:p text:style-name="P1"/>
      <text:p text:style-name="Standard">The core concept of Two-wheeled self-balancing robots (TWSBR) is to maintain balance and stability while moving on two wheels by continuously adjusting the motor speeds based on the robot's orientation and movement. This is achieved through the integration of advanced sensors and sophisticated control algorithms.</text:p>
      <text:p text:style-name="Standard"><text:s/></text:p>
      <text:p text:style-name="Standard"/>
      <text:p text:style-name="Standard"><text:span text:style-name="T1">c) Unique enhancement idea and proof of concept</text:span></text:p>
      <text:p text:style-name="P1"/>
      <text:p text:style-name="Standard">To make a TWSBR unique, an additional component that can be added is a Vision System (such as LiDAR or stereo cameras). This can include cameras, computer vision algorithms, and machine learning models to enable the robot to detect and respond to its environment more effectively. For example, it can use computer vision to detect obstacles and adjust its path accordingly, or to recognize and follow specific routes.</text:p>
      <text:p text:style-name="Standard"/>
      <text:p text:style-name="Standard"><text:span text:style-name="T3">Proof of Concept:</text:span></text:p>
      <text:p text:style-name="P2"><text:soft-page-break/></text:p>
      <text:p text:style-name="Standard">A proof of concept for this addition can be demonstrated by integrating a camera and computer vision algorithm into the TWSBR. The robot can then be tested in various environments to evaluate its ability to detect and respond to obstacles and navigate through complex routes.</text:p>
      <text:p text:style-name="Standard"/>
      <text:p text:style-name="Standard"/>
      <text:p text:style-name="Standard">Example:</text:p>
      <text:p text:style-name="Standard"/>
      <text:list xml:id="list537414477" text:style-name="WWNum1">
        <text:list-item>
          <text:p text:style-name="P4">Include a LiDAR sensor to scan surroundings and create a 3D map of the environment in real-time.</text:p>
        </text:list-item>
      </text:list>
      <text:p text:style-name="P5"/>
      <text:list xml:id="list63647280571114" text:continue-numbering="true" text:style-name="WWNum1">
        <text:list-item>
          <text:p text:style-name="P4">Develop an algorithm to identify obstacles and dynamically plan paths to avoid them while navigating to the destination.</text:p>
        </text:list-item>
      </text:list>
      <text:p text:style-name="P6"/>
      <text:list xml:id="list63647189817441" text:continue-numbering="true" text:style-name="WWNum1">
        <text:list-item>
          <text:p text:style-name="P4">Modify the existing control software to incorporate data from LiDAR, adjusting the robot's trajectory based on obstacle posi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356" meta:character-count="2342" meta:non-whitespace-character-count="1951"/>
    <meta:generator>LibreOfficeDev/6.0.5.2$Linux_X86_64 LibreOffice_project/</meta:generator>
  </office:meta>
</office:document-meta>
</file>